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officeooo:rsid="0017dde9" officeooo:paragraph-rsid="0017dde9" style:font-weight-asian="bold" style:font-weight-complex="bold"/>
    </style:style>
    <style:style style:name="P3" style:family="paragraph" style:parent-style-name="Standard" style:list-style-name="L1">
      <style:paragraph-properties fo:text-align="center" style:justify-single-word="false"/>
      <style:text-properties fo:font-weight="bold" officeooo:rsid="0017dde9" officeooo:paragraph-rsid="0017dde9" style:font-weight-asian="bold" style:font-weight-complex="bold"/>
    </style:style>
    <style:style style:name="P4" style:family="paragraph" style:parent-style-name="Standard" style:list-style-name="L1">
      <style:paragraph-properties fo:text-align="start" style:justify-single-word="false"/>
    </style:style>
    <style:style style:name="T1" style:family="text">
      <style:text-properties officeooo:rsid="0019878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71876305" text:style-name="L1">
        <text:list-header>
          <text:p text:style-name="P3">ASSIGNMENT-<text:span text:style-name="T1">3</text:span></text:p>
        </text:list-header>
      </text:list>
      <text:p text:style-name="P2"/>
      <text:list xml:id="list92119754659628" text:continue-numbering="true" text:style-name="L1">
        <text:list-item>
          <text:p text:style-name="P4">Write a program that asks the user to input his name and print its initials. Assuming that the user always types first name, middle name and last name and does not include any unnecessary spaces.</text:p>
          <text:p text:style-name="P4">For example, if the user enters Ajay Kumar Garg the program should display A. K. G.</text:p>
          <text:p text:style-name="P4"/>
        </text:list-item>
        <text:list-item>
          <text:p text:style-name="P4"><text:s/>Write a program in python that accepts a string to setup a passwords. Your entered password must meet the following requirements:</text:p>
          <text:p text:style-name="P4"><text:s text:c="4"/>• The password must be at least eight characters long.</text:p>
          <text:p text:style-name="P4"><text:s text:c="4"/>• It must contain at least one uppercase letter.</text:p>
          <text:p text:style-name="P4"><text:s text:c="4"/>• It must contain at least one lowercase letter.</text:p>
          <text:p text:style-name="P4"><text:s text:c="4"/>• It must contain at least one numeric digit.</text:p>
          <text:p text:style-name="P4">Your program should should perform this validation.</text:p>
          <text:p text:style-name="P4"/>
        </text:list-item>
        <text:list-item>
          <text:p text:style-name="P4">Write a Python program that accepts a string from user. Your program should create and display a new string where the first and last characters have been exchanged.</text:p>
          <text:p text:style-name="P4"/>
        </text:list-item>
        <text:list-item>
          <text:p text:style-name="P4"><text:s/>Write a program that accepts a string from user. Your program should count and display number of vowels in that string.</text:p>
          <text:p text:style-name="P4"/>
        </text:list-item>
        <text:list-item>
          <text:p text:style-name="P4">Write a program that reads a string from keyboard and display:</text:p>
          <text:p text:style-name="P4">* The number of uppercase letters in the string</text:p>
          <text:p text:style-name="P4">* The number of lowercase letters in the string</text:p>
          <text:p text:style-name="P4">* The number of digits in the string</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25:00.613574299</meta:creation-date>
    <dc:date>2023-10-05T08:40:57.759299879</dc:date>
    <meta:editing-duration>PT5M46S</meta:editing-duration>
    <meta:editing-cycles>2</meta:editing-cycles>
    <meta:generator>LibreOffice/7.3.7.2$Linux_X86_64 LibreOffice_project/30$Build-2</meta:generator>
    <meta:document-statistic meta:table-count="0" meta:image-count="0" meta:object-count="0" meta:page-count="1" meta:paragraph-count="15" meta:word-count="208" meta:character-count="1168" meta:non-whitespace-character-count="962"/>
  </office:meta>
</office:document-meta>
</file>